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Paragraphe_20_de_20_liste">
      <style:paragraph-properties fo:margin-left="5.08cm" fo:margin-right="0cm" fo:text-indent="0cm" style:auto-text-indent="false">
        <style:tab-stops/>
      </style:paragraph-properties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2">
      <style:text-properties officeooo:rsid="000cc967" officeooo:paragraph-rsid="000cc967"/>
    </style:style>
    <style:style style:name="P8" style:family="paragraph" style:parent-style-name="Standard">
      <style:text-properties officeooo:rsid="000deb6f" officeooo:paragraph-rsid="000deb6f"/>
    </style:style>
    <style:style style:name="P9" style:family="paragraph" style:parent-style-name="Standard">
      <style:text-properties officeooo:paragraph-rsid="000deb6f"/>
    </style:style>
    <style:style style:name="P10" style:family="paragraph" style:parent-style-name="Standard">
      <style:text-properties officeooo:rsid="000fb4d8" officeooo:paragraph-rsid="000fb4d8"/>
    </style:style>
    <style:style style:name="P11" style:family="paragraph" style:parent-style-name="Paragraphe_20_de_20_liste" style:list-style-name="WWNum1"/>
    <style:style style:name="T1" style:family="text">
      <style:text-properties fo:color="#222222" style:font-name="Arial" fo:font-size="10.5pt" fo:background-color="#ffffff" loext:char-shading-value="0" style:font-size-asian="10.5pt" style:font-name-complex="Arial" style:font-size-complex="10.5pt"/>
    </style:style>
    <style:style style:name="T2" style:family="text">
      <style:text-properties style:font-name="Arial" fo:font-size="10.5pt" fo:background-color="#ffffff" loext:char-shading-value="0" style:font-size-asian="10.5pt" style:font-name-complex="Arial" style:font-size-complex="10.5pt"/>
    </style:style>
    <style:style style:name="T3" style:family="text">
      <style:text-properties officeooo:rsid="000deb6f"/>
    </style:style>
    <style:style style:name="T4" style:family="text">
      <style:text-properties officeooo:rsid="000f1001"/>
    </style:style>
    <text:list-style style:name="L1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R</text:p>
      <text:p text:style-name="Standard"/>
      <text:p text:style-name="Standard">PLAN </text:p>
      <text:list xml:id="list2073717552" text:style-name="L1">
        <text:list-item>
          <text:p text:style-name="P4">HISTOIRE DE TOR</text:p>
        </text:list-item>
        <text:list-item>
          <text:p text:style-name="P4">LE ROUTAGE EN OIGNON</text:p>
        </text:list-item>
        <text:list-item>
          <text:p text:style-name="P4">SES FAILLES</text:p>
        </text:list-item>
        <text:list-item>
          <text:p text:style-name="P4">SES OUTILS</text:p>
        </text:list-item>
      </text:list>
      <text:p text:style-name="Standard"/>
      <text:p text:style-name="Standard">Principe du routage en oignon développé au milieu des années 1990 par les employés de l’United Stats Naval Research Laboratory, <text:span text:style-name="Police_20_par_20_défaut"><text:span text:style-name="T1">le </text:span></text:span><text:span text:style-name="Police_20_par_20_défaut"><text:span text:style-name="T2">mathématicien</text:span></text:span><text:span text:style-name="Police_20_par_20_défaut"><text:span text:style-name="T1"> Paul Syverson et les informaticiens Michael G. Reed et David Goldschlag</text:span></text:span></text:p>
      <text:list xml:id="list3051954771" text:style-name="L2">
        <text:list-item>
          <text:p text:style-name="P5">But : Protéger les communications des écoutes et analyses de trafic</text:p>
        </text:list-item>
        <text:list-item>
          <text:p text:style-name="P5">Approfondi en 1997 par la Defense Advanced Research Projects Agency</text:p>
        </text:list-item>
        <text:list-item>
          <text:p text:style-name="P5">Version alpha de TOR lancée le 20 Septembre 2002 </text:p>
        </text:list-item>
        <text:list-item>
          <text:p text:style-name="P5">The Tor Project fondé en Décembre 2006 : organisation à but non lucratif</text:p>
        </text:list-item>
        <text:list-item>
          <text:p text:style-name="P7">Seconde génération de routage en oignon (premiere : Commotion → était remplie de défauts)</text:p>
        </text:list-item>
      </text:list>
      <text:p text:style-name="Standard"/>
      <text:p text:style-name="Standard">Logiciel libre sous licence BSD révisée -&gt; permet de réutiliser tout ou une partie du logiciel sans restriction</text:p>
      <text:list xml:id="list133404035784992" text:continue-numbering="true" text:style-name="L2">
        <text:list-item>
          <text:p text:style-name="P5">Prix du logiciel libre 2010</text:p>
        </text:list-item>
        <text:list-item>
          <text:p text:style-name="P5"/>
        </text:list-item>
      </text:list>
      <text:p text:style-name="Standard">Principaux usages</text:p>
      <text:list xml:id="list3350921279" text:style-name="L3">
        <text:list-item>
          <text:p text:style-name="P6">Protection contre la surveillance (analyse de trafic)</text:p>
        </text:list-item>
        <text:list-item>
          <text:p text:style-name="P6">Contourner la censure</text:p>
        </text:list-item>
        <text:list-item>
          <text:p text:style-name="P6">Eviter toute forme d’autorité et de contrôle</text:p>
        </text:list-item>
      </text:list>
      <text:p text:style-name="Standard"/>
      <text:p text:style-name="Standard">The Onion Router = Le routage en oignon</text:p>
      <text:list xml:id="list3342101474" text:style-name="WWNum1">
        <text:list-item>
          <text:p text:style-name="P11">Connexions passent par plusieurs proxys</text:p>
          <text:list>
            <text:list-item>
              <text:p text:style-name="P11">Chaque proxy chiffre les paquets chacun leur tour</text:p>
              <text:list>
                <text:list-item>
                  <text:list>
                    <text:list-item>
                      <text:p text:style-name="P11">Seul le dernier proxy connait le message</text:p>
                    </text:list-item>
                  </text:list>
                </text:list-item>
              </text:list>
            </text:list-item>
          </text:list>
        </text:list-item>
      </text:list>
      <text:p text:style-name="Standard">TOR prend en charge le DNS distant (faire des recherches DNS à partir d’un proxy)</text:p>
      <text:p text:style-name="Standard">Pas de HTTPS nécessaire avec TOR</text:p>
      <text:list xml:id="list133403175212922" text:continue-numbering="true" text:style-name="WWNum1">
        <text:list-item>
          <text:p text:style-name="P11"><text:soft-page-break/>L’extension .onion fait le travail</text:p>
          <text:list>
            <text:list-item>
              <text:p text:style-name="P11">Utilisable qu’avec TOR</text:p>
            </text:list-item>
            <text:list-item>
              <text:p text:style-name="P11">Evite les requêtes DNS et construit directement un chemin vers le relais du réseau TOR</text:p>
            </text:list-item>
            <text:list-item>
              <text:p text:style-name="P11">Génération du nom de domaine à partir de clés cryptographiques générées par TOR (c’est l’inverse en HTTPS)</text:p>
              <text:list>
                <text:list-item>
                  <text:p text:style-name="P11">Les clés identifient tout relais du réseau TOR voulant héberger un site web avec un domaine en .onion</text:p>
                  <text:list>
                    <text:list-item>
                      <text:p text:style-name="P11">Permet de s’assurer que le site n’a pas été hacké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3340493884493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Les seuls acteurs qui chiffrent le message font partis du réseau TOR, il ne peut donc pas être intercepté et lu</text:p>
                    </text:list-item>
                    <text:list-item>
                      <text:p text:style-name="P11">Permet d’échapper aux autorités de certification</text:p>
                      <text:list>
                        <text:list-item>
                          <text:p text:style-name="P11">L’identité du propriétaire du site reste donc anony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Le chemin utilisé pour accéder au relais TOR destinataire est changé au bout d’un certain temps afin qu’il soit plus difficile d’être tracé</text:p>
      <text:p text:style-name="Standard"/>
      <text:p text:style-name="Standard">En passant par des proxys grâce à TOR, la censure peut être contournée. Cependant le pays peut interdire l’accès <text:s/>aux relais TOR présents dans la liste publique</text:p>
      <text:list xml:id="list13340490296171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Des bridges privés ont été mis en place afin que la connexion soit tout de même réalisée, ils restent privés afin que les FAI ne les ban pa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Les relais fournis pour TOR sont gratuits</text:p>
      <text:list xml:id="list13340380794479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L’utilisateur n’a pas besoin de renseigner des moyens de paiement et ne peut donc pas être tracé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8">Déroulement d’une connexion :</text:p>
      <text:p text:style-name="P9"><text:span text:style-name="T3">Récupération d’une liste de nœuds TOR depuis un serveur → client choisit aléatoirement un chemin à parcourir à travers certains de ces nœuds</text:span></text:p>
      <text:p text:style-name="P9"><text:tab/><text:span text:style-name="T3">=&gt; Chaque nœud choisi connaît seulement les adresses IP de son prédecesseur et son successeur</text:span></text:p>
      <text:p text:style-name="P9"><text:tab/><text:span text:style-name="T4">=&gt; Premier nœud est le seul à connaître l’adresse IP du client</text:span></text:p>
      <text:p text:style-name="P10"><text:tab/>=&gt; Les paquets sont liés à un identifiant aléatoire correspondant au client et choisi au moment de la construction du circuit</text:p>
      <text:p text:style-name="P10"><text:soft-page-break/>La construction du circuit se fait grâce à la cryptographie hybride </text:p>
      <text:p text:style-name="P10"><text:tab/>=&gt; <text:s/>associe la cryptographie asymétrique à la cryptographie symétrique</text:p>
      <text:p text:style-name="P9">Client chiffre son paquet de nombreuses fois avant de le diffuser</text:p>
      <text:p text:style-name="Standard"><text:tab/>1) <text:s/>client chiffre son paquet TCP avec clef publique du dernier nœud n</text:p>
      <text:p text:style-name="Standard"><text:tab/>2) paquet TCP chiffré avec clef publique de l’avant-dernier nœud n-1</text:p>
      <text:p text:style-name="Standard"><text:tab/>3) paquet TCP chiffré avec clef publique de l’avant-dernier nœud n-2</text:p>
      <text:p text:style-name="Standard"><text:tab/>4) …</text:p>
      <text:p text:style-name="Standard"><text:tab/>5) La dernière fois paquet TCP chiffré avec la clef publique du premier nœud, numérotée 1</text:p>
      <text:p text:style-name="Standard">Les relais déchiffrent le paquet lors de la réception</text:p>
      <text:p text:style-name="Standard"><text:tab/>1) Le premier relai déchiffre le paquet avec sa clé numérotée 1</text:p>
      <text:p text:style-name="Standard"><text:tab/>2) …</text:p>
      <text:p text:style-name="Standard"><text:tab/>3) Dernier serveur déchiffre ce paquet avec sa propre clé privée n et obtient l’original</text:p>
      <text:p text:style-name="Standard"/>
      <text:p text:style-name="Standard">Navigateur donne la possibilité d’utiliser un serveur mandataire personnel (ex : privoxy)</text:p>
      <text:p text:style-name="Standard"><text:tab/>- Envoie requête au serveur mandataire</text:p>
      <text:p text:style-name="Standard"><text:tab/>- Serveur récupère l’information (non anonyme) puis l’envoie par SOCKS au client TOR</text:p>
      <text:p text:style-name="Standard"><text:tab/>- Le chemin vu précédemment est ensuite créé, et le mécanisme est mis en marche</text:p>
      <text:p text:style-name="Standard"><text:tab/>- Le nœud de sortie envoie la requête<text:tab/></text:p>
      <text:p text:style-name="Standard"><text:tab/><text:tab/>=&gt; permet d’être plus anonyme en utilisant TOR (mais ralentissement possible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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initial-creator>Alexis Robert</meta:initial-creator>
    <meta:creation-date>2018-05-25T11:14:00Z</meta:creation-date>
    <dc:date>2018-06-14T13:33:33.950000000</dc:date>
    <meta:editing-cycles>22</meta:editing-cycles>
    <meta:editing-duration>PT12H55M52S</meta:editing-duration>
    <meta:document-statistic meta:table-count="0" meta:image-count="0" meta:object-count="0" meta:page-count="3" meta:paragraph-count="62" meta:word-count="689" meta:character-count="3973" meta:non-whitespace-character-count="33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